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8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ibrary(ggplot2)</text:p>
      <text:p text:style-name="Standard">library(kableExtra)</text:p>
      <text:p text:style-name="Standard">library(dplyr)</text:p>
      <text:p text:style-name="Standard">library(skimr)</text:p>
      <text:p text:style-name="Standard">library(tidytable)</text:p>
      <text:p text:style-name="Standard">library(corrplot)</text:p>
      <text:p text:style-name="Standard">library(smotefamily)</text:p>
      <text:p text:style-name="Standard">library(reshape2)</text:p>
      <text:p text:style-name="Standard">library(pscl)</text:p>
      <text:p text:style-name="Standard">library(pROC)</text:p>
      <text:p text:style-name="Standard">library(caret)</text:p>
      <text:p text:style-name="Standard">library(xgboost)</text:p>
      <text:p text:style-name="Standard"/>
      <text:p text:style-name="Standard">og_data &lt;- read.csv('/home/ray/Desktop/621/Final_Project/Possible/bank-additional/bank-additional/bank-additional-full.csv',sep=";")</text:p>
      <text:p text:style-name="Standard"/>
      <text:p text:style-name="Standard">og_data2 &lt;- read.csv('/home/ray/Desktop/621/Final_Project/Possible/bank-additional/bank-additional/bank-additional.csv',sep=";")</text:p>
      <text:p text:style-name="Standard"/>
      <text:p text:style-name="Standard">og_training &lt;- rbind(og_data, og_data2)</text:p>
      <text:p text:style-name="Standard"/>
      <text:p text:style-name="Standard">set.seed(92584)</text:p>
      <text:p text:style-name="Standard">trainIndex &lt;- createDataPartition(og_training$y, p = .75,</text:p>
      <text:p text:style-name="Standard"><text:s text:c="34"/>list = FALSE,</text:p>
      <text:p text:style-name="Standard"><text:s text:c="34"/>times = 1,</text:p>
      <text:p text:style-name="Standard"><text:s text:c="34"/>)</text:p>
      <text:p text:style-name="Standard">og_training &lt;- og_training[trainIndex,]</text:p>
      <text:p text:style-name="Standard">og_testing &lt;- og_training[-trainIndex,]</text:p>
      <text:p text:style-name="Standard"/>
      <text:p text:style-name="Standard">remove(og_data,og_data2)</text:p>
      <text:p text:style-name="Standard"/>
      <text:p text:style-name="Standard">d &lt;- og_training %&gt;% skim() </text:p>
      <text:p text:style-name="Standard">d %&gt;% select(.,c(skim_variable,n_missing,complete_rate,numeric.mean,numeric.sd)) %&gt;% kable()</text:p>
      <text:p text:style-name="Standard">remove(d)</text:p>
      <text:p text:style-name="Standard"/>
      <text:p text:style-name="Standard">ggplot(og_training,aes(y))+</text:p>
      <text:p text:style-name="Standard"><text:s text:c="2"/>geom_histogram(stat='count',fill='blue')</text:p>
      <text:p text:style-name="Standard"/>
      <text:p text:style-name="Standard">for(i in 1:21){</text:p>
      <text:p text:style-name="Standard"><text:s text:c="2"/>name &lt;- colnames(og_training[i])</text:p>
      <text:p text:style-name="Standard"><text:s text:c="2"/>if((typeof(og_training[,i]) == 'integer')|| (typeof(og_training[,i]) == 'double')) {</text:p>
      <text:p text:style-name="Standard"><text:s text:c="4"/></text:p>
      <text:p text:style-name="Standard"><text:s text:c="4"/></text:p>
      <text:p text:style-name="Standard"><text:s text:c="4"/>print(ggplot(og_training,aes(og_training[,i]))+</text:p>
      <text:p text:style-name="Standard"><text:s text:c="13"/>geom_histogram(stat='count',color='blue')+</text:p>
      <text:p text:style-name="Standard"><text:s text:c="12"/>xlab(name)+</text:p>
      <text:p text:style-name="Standard"><text:s text:c="12"/>ylab('Frequency'))</text:p>
      <text:p text:style-name="Standard"><text:s text:c="2"/>}</text:p>
      <text:p text:style-name="Standard"><text:soft-page-break/><text:s text:c="2"/></text:p>
      <text:p text:style-name="Standard">}</text:p>
      <text:p text:style-name="Standard"/>
      <text:p text:style-name="Standard">cor_data &lt;- og_training[,c(11,12,13,14,16,17,18,19,20)]</text:p>
      <text:p text:style-name="Standard">cor_data$y &lt;- as.numeric(as.factor(og_training$y))</text:p>
      <text:p text:style-name="Standard"/>
      <text:p text:style-name="Standard">cor_t &lt;- cor(cor_data, use = "na.or.complete")</text:p>
      <text:p text:style-name="Standard"/>
      <text:p text:style-name="Standard">corrplot(cor_t,</text:p>
      <text:p text:style-name="Standard"><text:s text:c="2"/>type = "lower",</text:p>
      <text:p text:style-name="Standard"><text:s text:c="2"/>method='number',</text:p>
      <text:p text:style-name="Standard"><text:s text:c="2"/>order = "original",</text:p>
      <text:p text:style-name="Standard"><text:s text:c="2"/>tl.col = "black",</text:p>
      <text:p text:style-name="Standard"><text:s text:c="2"/>tl.srt = 45,</text:p>
      <text:p text:style-name="Standard"><text:s text:c="2"/>tl.cex = 0.6,</text:p>
      <text:p text:style-name="Standard"><text:s text:c="2"/>number.cex=.6)</text:p>
      <text:p text:style-name="Standard">remove(cor_data)</text:p>
      <text:p text:style-name="Standard">remove(cor_t)</text:p>
      <text:p text:style-name="Standard"/>
      <text:p text:style-name="Standard">og_training &lt;- subset(og_training, select=-c(emp.var.rate, euribor3m))</text:p>
      <text:p text:style-name="Standard"/>
      <text:p text:style-name="Standard">og_testing &lt;- subset(og_testing, select=-c(emp.var.rate, euribor3m))</text:p>
      <text:p text:style-name="Standard"/>
      <text:p text:style-name="Standard">og_training$y &lt;- ifelse(og_training$y == "no",0,1)</text:p>
      <text:p text:style-name="Standard"/>
      <text:p text:style-name="Standard">og_testing$y &lt;- ifelse(og_testing$y == "no",0,1)</text:p>
      <text:p text:style-name="Standard"/>
      <text:p text:style-name="Standard">changed_training &lt;- og_training</text:p>
      <text:p text:style-name="Standard">summary(changed_training$cons.price.idx)</text:p>
      <text:p text:style-name="Standard">histogram(changed_training$cons.price.idx)</text:p>
      <text:p text:style-name="Standard"/>
      <text:p text:style-name="Standard">changed_training$cons_price_group &lt;- ifelse(as.numeric(changed_training$cons.price.idx) &gt;= 94,2,ifelse(as.numeric(changed_training$cons.price.idx) &lt;94 &amp; as.numeric(changed_training$cons.price.idx) &gt;=93,1,0))</text:p>
      <text:p text:style-name="Standard">changed_training$cons_price_group &lt;- as.character(changed_training$cons_price_group)</text:p>
      <text:p text:style-name="Standard"/>
      <text:p text:style-name="Standard">changed_testing &lt;- og_testing</text:p>
      <text:p text:style-name="Standard">changed_testing$cons_price_group &lt;- ifelse(as.numeric(changed_testing$cons.price.idx) &gt;= 94,2,ifelse(as.numeric(changed_testing$cons.price.idx) &lt;94 &amp; as.numeric(changed_testing$cons.price.idx) &gt;=93,1,0))</text:p>
      <text:p text:style-name="Standard">changed_testing$cons_price_group &lt;- as.character(changed_testing$cons_price_group)</text:p>
      <text:p text:style-name="Standard"/>
      <text:p text:style-name="Standard">ggplot(changed_training,aes(x=cons_price_group))+</text:p>
      <text:p text:style-name="Standard"><text:s text:c="2"/>geom_histogram(stat='count',fill='blue')</text:p>
      <text:p text:style-name="Standard"/>
      <text:p text:style-name="Standard">summary(changed_training$cons.conf.idx)</text:p>
      <text:p text:style-name="Standard"/>
      <text:p text:style-name="Standard">ggplot(changed_training,aes(x=cons.conf.idx))+</text:p>
      <text:p text:style-name="Standard"><text:s text:c="2"/>geom_histogram(fill='blue')</text:p>
      <text:p text:style-name="Standard"><text:soft-page-break/></text:p>
      <text:p text:style-name="Standard">changed_training$cons_confs_group &lt;- ifelse(as.numeric(changed_training$cons.conf.idx) &lt;= (-45),3,ifelse(as.numeric(changed_training$cons.conf.idx) &gt;= -45 &amp; as.numeric(changed_training$cons.conf.idx)&lt;=(-40),2, ifelse(as.numeric(changed_training$cons.conf.idx) &gt;= -40 &amp; as.numeric(changed_training$cons.conf.idx)&lt;=(-35),1,0)))</text:p>
      <text:p text:style-name="Standard">changed_training$cons_confs_group &lt;- as.character(changed_training$cons_confs_group)</text:p>
      <text:p text:style-name="Standard"/>
      <text:p text:style-name="Standard">changed_testing$cons_confs_group &lt;- ifelse(as.numeric(changed_testing$cons.conf.idx) &lt;= (-45),3,ifelse(as.numeric(changed_testing$cons.conf.idx) &gt;= -45 &amp; as.numeric(changed_testing$cons.conf.idx)&lt;=(-40),2, ifelse(as.numeric(changed_testing$cons.conf.idx) &gt;= -40 &amp; as.numeric(changed_testing$cons.conf.idx)&lt;=(-35),1,0)))</text:p>
      <text:p text:style-name="Standard">changed_testing$cons_confs_group &lt;- as.character(changed_testing$cons_confs_group)</text:p>
      <text:p text:style-name="Standard"/>
      <text:p text:style-name="Standard">ggplot(changed_training,aes(x=cons_confs_group))+</text:p>
      <text:p text:style-name="Standard"><text:s text:c="2"/>geom_histogram(stat='count',fill='blue')</text:p>
      <text:p text:style-name="Standard"/>
      <text:p text:style-name="Standard">dummy &lt;- get_dummies.(changed_training)</text:p>
      <text:p text:style-name="Standard">dummy &lt;- subset(dummy,select=-c(job,marital,education,default,housing,loan,contact,month,day_of_week,poutcome,previous,cons.conf.idx,cons.price.idx,cons_confs_group,cons_price_group))</text:p>
      <text:p text:style-name="Standard">remove(changed_training)</text:p>
      <text:p text:style-name="Standard"/>
      <text:p text:style-name="Standard">dummy_testing &lt;- get_dummies.(changed_testing)</text:p>
      <text:p text:style-name="Standard">dummy_testing &lt;- subset(dummy_testing,select=-c(job,marital,education,default,housing,loan,contact,month,day_of_week,poutcome,previous,cons.conf.idx,cons.price.idx,cons_confs_group,cons_price_group))</text:p>
      <text:p text:style-name="P1">remove(changed_testing)</text:p>
      <text:p text:style-name="P1"/>
      <text:p text:style-name="Standard">identical(names(dummy),names(dummy_testing))</text:p>
      <text:p text:style-name="Standard"/>
      <text:p text:style-name="Standard">dummy_smote &lt;- SMOTE(dummy,dummy$y)</text:p>
      <text:p text:style-name="Standard">remove(dummy)</text:p>
      <text:p text:style-name="Standard"/>
      <text:p text:style-name="Standard">ggplot(dummy_smote$data,aes(x=y))+</text:p>
      <text:p text:style-name="Standard"><text:s text:c="2"/>geom_histogram(stat='count',fill='blue')</text:p>
      <text:p text:style-name="Standard"/>
      <text:p text:style-name="Standard">set.seed(93384)</text:p>
      <text:p text:style-name="Standard">trainIndex &lt;- createDataPartition(dummy_smote$data$y, p = .65,</text:p>
      <text:p text:style-name="Standard"><text:s text:c="34"/>list = FALSE,</text:p>
      <text:p text:style-name="Standard"><text:s text:c="34"/>times = 1,</text:p>
      <text:p text:style-name="Standard"><text:s text:c="34"/></text:p>
      <text:p text:style-name="Standard"><text:s text:c="34"/>)</text:p>
      <text:p text:style-name="Standard"/>
      <text:p text:style-name="Standard">ftrain &lt;-dummy_smote$data[trainIndex,]</text:p>
      <text:p text:style-name="Standard">ftrain &lt;- subset(ftrain, select=-c(class))</text:p>
      <text:p text:style-name="Standard">ftest &lt;- dummy_smote$data[-trainIndex,]</text:p>
      <text:p text:style-name="Standard">ftest &lt;- subset(ftest, select=-c(class))</text:p>
      <text:p text:style-name="Standard"><text:soft-page-break/></text:p>
      <text:p text:style-name="Standard">train &lt;- xgb.DMatrix(data = data.matrix(ftrain[,-c(6)]), label = ftrain$y)</text:p>
      <text:p text:style-name="Standard"/>
      <text:p text:style-name="Standard">validate &lt;- xgb.DMatrix(data = data.matrix(ftest[,-c(6)]), label = ftest$y)</text:p>
      <text:p text:style-name="Standard"/>
      <text:p text:style-name="Standard">t_label &lt;- dummy_testing$y</text:p>
      <text:p text:style-name="Standard">true_test &lt;- xgb.DMatrix(data = data.matrix(dummy_testing[,-c(6)]), label = t_label)</text:p>
      <text:p text:style-name="Standard"/>
      <text:p text:style-name="Standard">identical(names(ftrain),names(dummy_testing))</text:p>
      <text:p text:style-name="Standard"/>
      <text:p text:style-name="Standard">glm_ini &lt;- glm(y ~ ., ftrain,family='binomial')</text:p>
      <text:p text:style-name="Standard">summary(glm_ini)</text:p>
      <text:p text:style-name="Standard"/>
      <text:p text:style-name="Standard">pred_glm &lt;- predict(glm_ini, ftest,type='response')</text:p>
      <text:p text:style-name="Standard"/>
      <text:p text:style-name="Standard">ideal_binomial_threshold &lt;- function(predictions,y){</text:p>
      <text:p text:style-name="Standard"><text:s text:c="2"/></text:p>
      <text:p text:style-name="Standard"><text:s text:c="2"/>thresholds &lt;- data.frame(matrix(ncol=8,nrow=501))</text:p>
      <text:p text:style-name="Standard"><text:s text:c="2"/>colnames(thresholds) &lt;- c('Threshold','Balanced_Accuracy','Sensitivity','Specificity',</text:p>
      <text:p text:style-name="Standard"><text:s text:c="28"/>'Sen_Spec_Diff')</text:p>
      <text:p text:style-name="Standard"><text:s text:c="2"/>index=1</text:p>
      <text:p text:style-name="Standard"><text:s text:c="2"/></text:p>
      <text:p text:style-name="Standard"><text:s text:c="2"/>for(i in seq(.25,.75,.001)){</text:p>
      <text:p text:style-name="Standard"><text:s text:c="6"/></text:p>
      <text:p text:style-name="Standard"><text:s text:c="6"/>binom &lt;- ifelse(predictions&gt;i,1,0)</text:p>
      <text:p text:style-name="Standard"><text:s text:c="6"/>cM &lt;- confusionMatrix(as.factor(binom),as.factor(y))</text:p>
      <text:p text:style-name="Standard"><text:s text:c="6"/></text:p>
      <text:p text:style-name="Standard"><text:s text:c="6"/>thresholds$Threshold[index] &lt;- i</text:p>
      <text:p text:style-name="Standard"><text:s text:c="6"/>thresholds$Balanced_Accuracy[index] &lt;- as.numeric(cM$byClass['Balanced Accuracy'])</text:p>
      <text:p text:style-name="Standard"><text:s text:c="6"/>thresholds$Sensitivity[index] &lt;-as.numeric(cM$byClass['Sensitivity'])</text:p>
      <text:p text:style-name="Standard"><text:s text:c="6"/>thresholds$Specificity[index] &lt;-as.numeric(cM$byClass['Specificity'])</text:p>
      <text:p text:style-name="Standard"><text:s text:c="6"/>sen&lt;- as.numeric(cM$byClass['Sensitivity'])</text:p>
      <text:p text:style-name="Standard"><text:s text:c="6"/>spec &lt;- as.numeric(cM$byClass['Specificity'])</text:p>
      <text:p text:style-name="Standard"><text:s text:c="6"/>sen_spec_diff &lt;- ifelse(sen&gt;= spec,(sen-spec), (spec-sen))</text:p>
      <text:p text:style-name="Standard"><text:s text:c="6"/>thresholds$Sen_Spec_Diff[index] &lt;- sen_spec_diff</text:p>
      <text:p text:style-name="Standard"><text:s text:c="6"/>index &lt;- index+1</text:p>
      <text:p text:style-name="Standard"><text:s text:c="2"/>}</text:p>
      <text:p text:style-name="Standard"/>
      <text:p text:style-name="Standard"><text:s text:c="2"/>min_thresh &lt;- thresholds[which.min(thresholds$Sen_Spec_Diff),]</text:p>
      <text:p text:style-name="Standard"><text:s text:c="2"/>return(min_thresh)</text:p>
      <text:p text:style-name="Standard">}</text:p>
      <text:p text:style-name="Standard"/>
      <text:p text:style-name="Standard">thresh &lt;- ideal_binomial_threshold(pred_glm,ftest$y)</text:p>
      <text:p text:style-name="Standard">thresh</text:p>
      <text:p text:style-name="Standard">pred_glm_ideal &lt;- ifelse(pred_glm &gt;thresh$Threshold[1],1,0)</text:p>
      <text:p text:style-name="Standard">cM &lt;- confusionMatrix(factor(pred_glm_ideal),factor(ftest$y))</text:p>
      <text:p text:style-name="Standard">cM</text:p>
      <text:p text:style-name="Standard"/>
      <text:p text:style-name="Standard"><text:s/>steps &lt;- step(glm_ini)</text:p>
      <text:p text:style-name="Standard"><text:soft-page-break/></text:p>
      <text:p text:style-name="Standard">glm2 &lt;- glm( steps$formula,family = "binomial", data = ftrain)</text:p>
      <text:p text:style-name="Standard"/>
      <text:p text:style-name="Standard">pred_glm2 &lt;- predict(glm2, ftest,type='response')</text:p>
      <text:p text:style-name="Standard">ideal_binomial_threshold(pred_glm2,ftest$y)</text:p>
      <text:p text:style-name="Standard"/>
      <text:p text:style-name="Standard">pred_glm2_ideal &lt;- ifelse(pred_glm2 &gt;thresh$Threshold[1],1,0)</text:p>
      <text:p text:style-name="Standard">cM &lt;- confusionMatrix(factor(pred_glm2_ideal),factor(ftest$y))</text:p>
      <text:p text:style-name="Standard">cM</text:p>
      <text:p text:style-name="Standard"/>
      <text:p text:style-name="Standard">params &lt;- list(</text:p>
      <text:p text:style-name="Standard"><text:s text:c="2"/></text:p>
      <text:p text:style-name="Standard"><text:s text:c="2"/>booster <text:s text:c="11"/>= "gbtree", <text:s text:c="2"/></text:p>
      <text:p text:style-name="Standard"><text:s text:c="2"/></text:p>
      <text:p text:style-name="Standard"><text:s text:c="2"/>eta <text:s text:c="15"/>= 0.1, <text:s text:c="13"/></text:p>
      <text:p text:style-name="Standard"/>
      <text:p text:style-name="Standard"><text:s text:c="2"/>max_depth <text:s text:c="9"/>= 5,</text:p>
      <text:p text:style-name="Standard"><text:s text:c="2"/></text:p>
      <text:p text:style-name="Standard"><text:s text:c="2"/>gamma <text:s text:c="13"/>= 0,</text:p>
      <text:p text:style-name="Standard"/>
      <text:p text:style-name="Standard"><text:s text:c="2"/>subsample <text:s text:c="9"/>= 1, <text:s text:c="16"/></text:p>
      <text:p text:style-name="Standard"/>
      <text:p text:style-name="Standard"><text:s text:c="2"/>colsample_bytree <text:s text:c="2"/>= 1, <text:s text:c="15"/></text:p>
      <text:p text:style-name="Standard"/>
      <text:p text:style-name="Standard"><text:s text:c="2"/>colsample_bylevel <text:s/>= 1, <text:s text:c="4"/></text:p>
      <text:p text:style-name="Standard"><text:s text:c="2"/></text:p>
      <text:p text:style-name="Standard"><text:s text:c="2"/>min_child_weight <text:s text:c="2"/>= 1,</text:p>
      <text:p text:style-name="Standard"><text:s text:c="2"/></text:p>
      <text:p text:style-name="Standard"><text:s text:c="2"/>objective <text:s text:c="9"/>="binary:logistic", <text:s text:c="2"/>#</text:p>
      <text:p text:style-name="Standard"/>
      <text:p text:style-name="Standard"><text:s text:c="2"/>eval_metric <text:s text:c="7"/>= "error"</text:p>
      <text:p text:style-name="Standard"><text:s text:c="2"/></text:p>
      <text:p text:style-name="Standard">)</text:p>
      <text:p text:style-name="Standard"/>
      <text:p text:style-name="Standard">xgbcv &lt;- xgb.cv( params = params, data = train, nrounds = 1500, nfold=5, print_every_n = 100, early_stop_rounds = 1000,verbose=0)</text:p>
      <text:p text:style-name="Standard"/>
      <text:p text:style-name="Standard">min_error = min(xgbcv$evaluation_log[, test_error_mean])</text:p>
      <text:p text:style-name="Standard">min_error_index = which.min(xgbcv$evaluation_log[, test_error_mean])</text:p>
      <text:p text:style-name="Standard">print(min_error)</text:p>
      <text:p text:style-name="Standard">print(min_error_index)</text:p>
      <text:p text:style-name="Standard"/>
      <text:p text:style-name="Standard">tune_grid &lt;- expand.grid(</text:p>
      <text:p text:style-name="Standard"><text:s text:c="2"/>nrounds = as.numeric(min_error_index),</text:p>
      <text:p text:style-name="Standard"><text:s text:c="2"/>max_depth = c(4,7,10),</text:p>
      <text:p text:style-name="Standard"><text:s text:c="2"/>eta = c(.05,.1,0.3),</text:p>
      <text:p text:style-name="Standard"><text:s text:c="2"/>colsample_bytree = .75,</text:p>
      <text:p text:style-name="Standard"><text:s text:c="2"/>subsample = .9,</text:p>
      <text:p text:style-name="Standard"><text:s text:c="2"/>gamma = c(0,1,5),</text:p>
      <text:p text:style-name="Standard"><text:soft-page-break/><text:s text:c="2"/>min_child_weight =1</text:p>
      <text:p text:style-name="Standard">)</text:p>
      <text:p text:style-name="Standard"/>
      <text:p text:style-name="Standard">tune_control &lt;- trainControl(</text:p>
      <text:p text:style-name="Standard"><text:s text:c="2"/>method = "cv", # cross-validation</text:p>
      <text:p text:style-name="Standard"><text:s text:c="2"/>number = 3,</text:p>
      <text:p text:style-name="Standard"><text:s text:c="2"/>verboseIter = FALSE,</text:p>
      <text:p text:style-name="Standard"><text:s text:c="2"/>allowParallel = TRUE</text:p>
      <text:p text:style-name="Standard">)</text:p>
      <text:p text:style-name="Standard"/>
      <text:p text:style-name="Standard">xgb_tune &lt;- train(</text:p>
      <text:p text:style-name="Standard"><text:s text:c="2"/>x = ftrain[,-c(6)],</text:p>
      <text:p text:style-name="Standard"><text:s text:c="2"/>y = factor(ftrain$y),</text:p>
      <text:p text:style-name="Standard"><text:s text:c="2"/>trControl = tune_control,</text:p>
      <text:p text:style-name="Standard"><text:s text:c="2"/>tuneGrid = tune_grid,</text:p>
      <text:p text:style-name="Standard"><text:s text:c="2"/>method = "xgbTree",</text:p>
      <text:p text:style-name="Standard"><text:s text:c="2"/>verbose = 0</text:p>
      <text:p text:style-name="Standard">)</text:p>
      <text:p text:style-name="Standard"/>
      <text:p text:style-name="Standard">plot(xgb_tune)</text:p>
      <text:p text:style-name="Standard"/>
      <text:p text:style-name="Standard">xgb_tune$bestTune</text:p>
      <text:p text:style-name="Standard"/>
      <text:p text:style-name="Standard">tuned_params&lt;- list(</text:p>
      <text:p text:style-name="Standard"><text:s text:c="2"/></text:p>
      <text:p text:style-name="Standard"><text:s text:c="2"/>booster <text:s text:c="11"/>= "gbtree", <text:s text:c="2"/></text:p>
      <text:p text:style-name="Standard"><text:s text:c="2"/></text:p>
      <text:p text:style-name="Standard"><text:s text:c="2"/>eta <text:s text:c="15"/>= xgb_tune$bestTune$eta, <text:s text:c="13"/></text:p>
      <text:p text:style-name="Standard"/>
      <text:p text:style-name="Standard"><text:s text:c="2"/>max_depth <text:s text:c="9"/>= xgb_tune$bestTune$max_depth, <text:s text:c="15"/></text:p>
      <text:p text:style-name="Standard"/>
      <text:p text:style-name="Standard"><text:s text:c="2"/>gamma <text:s text:c="12"/>= xgb_tune$bestTune$gamma,</text:p>
      <text:p text:style-name="Standard"><text:s text:c="2"/></text:p>
      <text:p text:style-name="Standard"><text:s text:c="2"/>subsample <text:s text:c="9"/>= xgb_tune$bestTune$subsample, <text:s text:c="16"/></text:p>
      <text:p text:style-name="Standard"/>
      <text:p text:style-name="Standard"><text:s text:c="2"/>colsample_bytree <text:s text:c="2"/>= xgb_tune$bestTune$colsample_bytree, <text:s text:c="15"/></text:p>
      <text:p text:style-name="Standard"/>
      <text:p text:style-name="Standard"><text:s text:c="2"/></text:p>
      <text:p text:style-name="Standard"><text:s text:c="2"/>min_child_weight <text:s text:c="2"/>= xgb_tune$bestTune$min_child_weight,</text:p>
      <text:p text:style-name="Standard"><text:s text:c="2"/></text:p>
      <text:p text:style-name="Standard"/>
      <text:p text:style-name="Standard"><text:s text:c="2"/>objective <text:s text:c="9"/>="binary:logistic", <text:s text:c="2"/>#</text:p>
      <text:p text:style-name="Standard"/>
      <text:p text:style-name="Standard"><text:s text:c="2"/>eval_metric <text:s text:c="7"/>= "error"</text:p>
      <text:p text:style-name="Standard"><text:s text:c="2"/></text:p>
      <text:p text:style-name="Standard">)</text:p>
      <text:p text:style-name="Standard"/>
      <text:p text:style-name="Standard">xgbcv2 &lt;- xgb.cv( params = params, data = train, nrounds = as.numeric(min_error_index), nfold=5, print_every_n = 100, early_stop_rounds = 1000)</text:p>
      <text:p text:style-name="Standard"><text:soft-page-break/></text:p>
      <text:p text:style-name="Standard">min_error2 = min(xgbcv2$evaluation_log[, test_error_mean])</text:p>
      <text:p text:style-name="Standard">min_error_index2 = which.min(xgbcv2$evaluation_log[, test_error_mean])</text:p>
      <text:p text:style-name="Standard">print(min_error)</text:p>
      <text:p text:style-name="Standard">print(min_error_index)</text:p>
      <text:p text:style-name="Standard"/>
      <text:p text:style-name="Standard">xgb_model &lt;- xgb.train(tuned_params, train, nrounds = as.numeric(min_error_index))</text:p>
      <text:p text:style-name="Standard"/>
      <text:p text:style-name="Standard">xgb_pred &lt;- predict(xgb_model, validate)</text:p>
      <text:p text:style-name="Standard"/>
      <text:p text:style-name="Standard">thresh2 &lt;- ideal_binomial_threshold(xgb_pred,ftest$y)</text:p>
      <text:p text:style-name="Standard"/>
      <text:p text:style-name="Standard">xgb_pred_prob &lt;- ifelse(xgb_pred &gt;=thresh2$Threshold[1],1,0 )</text:p>
      <text:p text:style-name="Standard"/>
      <text:p text:style-name="Standard">cM2&lt;-confusionMatrix(as.factor(xgb_pred_prob),as.factor(ftest$y))</text:p>
      <text:p text:style-name="Standard">cM2</text:p>
      <text:p text:style-name="Standard"/>
      <text:p text:style-name="Standard">xgb_pred2 &lt;- predict(xgb_model, true_test)</text:p>
      <text:p text:style-name="Standard"/>
      <text:p text:style-name="Standard">thresh3 &lt;- ideal_binomial_threshold(xgb_pred2,t_label)</text:p>
      <text:p text:style-name="Standard"/>
      <text:p text:style-name="Standard">xgb_pred_prob2 &lt;- ifelse(xgb_pred2 &gt;=thresh3$Threshold[1],1,0 )</text:p>
      <text:p text:style-name="Standard"/>
      <text:p text:style-name="Standard">confusionMatrix(as.factor(xgb_pred_prob2),as.factor(t_label)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2:20:25.312379857</meta:creation-date>
    <dc:date>2022-05-20T12:25:32.201815168</dc:date>
    <meta:editing-duration>PT5M7S</meta:editing-duration>
    <meta:editing-cycles>1</meta:editing-cycles>
    <meta:document-statistic meta:table-count="0" meta:image-count="0" meta:object-count="0" meta:page-count="7" meta:paragraph-count="222" meta:word-count="599" meta:character-count="9139" meta:non-whitespace-character-count="7922"/>
    <meta:generator>LibreOffice/6.4.7.2$Linux_X86_64 LibreOffice_project/40$Build-2</meta:generator>
  </office:meta>
</office:document-meta>
</file>